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bottom="8.00pt"/>
    </style:style>
  </office:automatic-styles>
  <office:body>
    <office:text>
      <text:p text:style-name="P1"><text:span text:style-name="T1">Rowing</text:span></text:p>
      <text:p text:style-name="P1"><text:span text:style-name="T1">As part of the TY curriculum, the 4P class took up rowing. The first session was hard and when we weren't petrified of falling into the water, we felt like pulling our hair out in frustration over the fact that we couldn't row in time. Yet, after a few sessions we got the hang of it. Recently, we also participated in a Loreto rowing blitz and we won! Congratulations to Caitriona Comerford, Ciara Reynolds, Lauren Foley and Marika Sadowska for winning the trophy for us. </text:span></text:p>
      <text:p text:style-name="P1"><text:span text:style-name="T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